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fill="solid" draw:fill-color="#66ffff" draw:textarea-horizontal-align="justify" draw:textarea-vertical-align="middle" draw:auto-grow-height="false" fo:min-height="1.55cm" fo:min-width="10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1.15cm" fo:min-width="10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2.65cm" fo:min-width="4.6cm"/>
    </style:style>
    <style:style style:name="gr4" style:family="graphic" style:parent-style-name="standard">
      <style:graphic-properties draw:stroke="none" draw:fill="none" draw:fill-color="#ffffff" draw:auto-grow-width="true" fo:min-height="0.935cm" fo:min-width="3.861cm"/>
    </style:style>
    <style:style style:name="gr5" style:family="graphic" style:parent-style-name="standard">
      <style:graphic-properties draw:stroke="none" draw:fill="none" draw:fill-color="#ffffff" draw:auto-grow-width="true" fo:min-height="0.935cm" fo:min-width="7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.8cm" svg:x="2.2cm" svg:y="4.4cm">
          <text:p text:style-name="P1">CATEGORIE A</text:p>
          <text:p text:style-name="P1">Les équipes de travai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1.8cm" svg:x="14.5cm" svg:y="4.4cm">
          <text:p text:style-name="P1">CATEGORIE B</text:p>
          <text:p text:style-name="P1">Mes congé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cm" svg:height="1.4cm" svg:x="2.2cm" svg:y="6.7cm">
          <text:p text:style-name="P1">Côté DRH (Direction Personnel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5cm" svg:height="1.4cm" svg:x="14.5cm" svg:y="6.7cm">
          <text:p text:style-name="P1">Côté Employé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9cm" svg:x="2.2cm" svg:y="8.3cm">
          <text:p text:style-name="P1">Art A1</text:p>
          <text:p text:style-name="P1">Inscrire / Modifier</text:p>
          <text:p text:style-name="P1">L'équi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9cm" svg:x="19.8cm" svg:y="8.3cm">
          <text:p text:style-name="P1">Art B2</text:p>
          <text:p text:style-name="P1">Poser / modifier</text:p>
          <text:p text:style-name="P1">ses congé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9cm" svg:x="14.5cm" svg:y="8.3cm">
          <text:p text:style-name="P1">Art B1</text:p>
          <text:p text:style-name="P1">Consulter</text:p>
          <text:p text:style-name="P1">ses congé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cm" svg:height="2.9cm" svg:x="7.6cm" svg:y="8.3cm">
          <text:p text:style-name="P1">Art A1</text:p>
          <text:p text:style-name="P1">Gérer / autoriser</text:p>
          <text:p text:style-name="P1">Les congés</text:p>
          <text:p text:style-name="P1">demandés</text:p>
          <draw:enhanced-geometry svg:viewBox="0 0 21600 21600" draw:type="rectangle" draw:enhanced-path="M 0 0 L 21600 0 21600 21600 0 21600 0 0 Z N"/>
        </draw:custom-shape>
        <draw:frame draw:style-name="gr4" draw:layer="layout" svg:width="4.361cm" svg:height="1.185cm" svg:x="1.039cm" svg:y="18.8cm">
          <draw:text-box>
            <text:p><text:date style:data-style-name="D1" text:date-value="2017-03-18">18/03/2017</text:date></text:p>
          </draw:text-box>
        </draw:frame>
        <draw:frame draw:style-name="gr5" draw:layer="layout" svg:width="7.989cm" svg:height="1.185cm" svg:x="4.811cm" svg:y="18.8cm">
          <draw:text-box>
            <text:p><text:author-name text:fixed="false">Dominique DUFOUR</text:author-name></text:p>
          </draw:text-box>
        </draw:frame>
        <draw:frame draw:style-name="gr6" draw:layer="layout" svg:width="15.958cm" svg:height="0.962cm" svg:x="5.3cm" svg:y="2.1cm">
          <draw:text-box>
            <text:p>NFA017-021-083 Équipe Dominique D. et Stéphane L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6:15:35.926765951</meta:creation-date>
    <dc:date>2017-03-18T16:37:24.190820655</dc:date>
    <dc:creator>Dominique DUFOUR</dc:creator>
    <meta:editing-duration>PT4M31S</meta:editing-duration>
    <meta:editing-cycles>1</meta:editing-cycles>
    <meta:document-statistic meta:object-count="11"/>
    <meta:generator>LibreOffice/4.3.3.2$Linux_X86_64 LibreOffice_project/430m0$Build-2</meta:generator>
  </office:meta>
</office:document-meta>
</file>